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-16941" calcext:value-type="float">
            <text:p>-16941</text:p>
          </table:table-cell>
          <table:table-cell/>
          <table:table-cell table:formula="of:=[.E52]-[.E51]" office:value-type="float" office:value="-2798" calcext:value-type="float">
            <text:p>-2798</text:p>
          </table:table-cell>
          <table:table-cell/>
          <table:table-cell table:formula="of:=[.H51]+[.G52]" office:value-type="float" office:value="12046" calcext:value-type="float">
            <text:p>12046</text:p>
          </table:table-cell>
          <table:table-cell/>
          <table:table-cell table:formula="of:=[.I52]-[.I51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12046" calcext:value-type="float">
            <text:p>12046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12046" calcext:value-type="float">
            <text:p>12046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12046" calcext:value-type="float">
            <text:p>12046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12046" calcext:value-type="float">
            <text:p>12046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12046" calcext:value-type="float">
            <text:p>12046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12046" calcext:value-type="float">
            <text:p>12046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12046" calcext:value-type="float">
            <text:p>12046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12046" calcext:value-type="float">
            <text:p>12046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12046" calcext:value-type="float">
            <text:p>12046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2046" calcext:value-type="float">
            <text:p>12046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2046" calcext:value-type="float">
            <text:p>12046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2046" calcext:value-type="float">
            <text:p>12046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2046" calcext:value-type="float">
            <text:p>12046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2046" calcext:value-type="float">
            <text:p>12046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2046" calcext:value-type="float">
            <text:p>12046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2046" calcext:value-type="float">
            <text:p>12046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2046" calcext:value-type="float">
            <text:p>12046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2046" calcext:value-type="float">
            <text:p>12046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2046" calcext:value-type="float">
            <text:p>12046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2046" calcext:value-type="float">
            <text:p>12046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2046" calcext:value-type="float">
            <text:p>12046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2046" calcext:value-type="float">
            <text:p>12046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2046" calcext:value-type="float">
            <text:p>12046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2046" calcext:value-type="float">
            <text:p>12046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2046" calcext:value-type="float">
            <text:p>12046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2046" calcext:value-type="float">
            <text:p>12046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2046" calcext:value-type="float">
            <text:p>12046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2046" calcext:value-type="float">
            <text:p>12046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2046" calcext:value-type="float">
            <text:p>12046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2046" calcext:value-type="float">
            <text:p>12046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2046" calcext:value-type="float">
            <text:p>12046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2046" calcext:value-type="float">
            <text:p>12046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2046" calcext:value-type="float">
            <text:p>12046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2046" calcext:value-type="float">
            <text:p>12046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2046" calcext:value-type="float">
            <text:p>12046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2046" calcext:value-type="float">
            <text:p>12046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2046" calcext:value-type="float">
            <text:p>12046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2046" calcext:value-type="float">
            <text:p>12046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2046" calcext:value-type="float">
            <text:p>12046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2046" calcext:value-type="float">
            <text:p>12046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2046" calcext:value-type="float">
            <text:p>12046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2046" calcext:value-type="float">
            <text:p>12046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2046" calcext:value-type="float">
            <text:p>12046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2046" calcext:value-type="float">
            <text:p>12046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2046" calcext:value-type="float">
            <text:p>12046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2046" calcext:value-type="float">
            <text:p>12046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2046" calcext:value-type="float">
            <text:p>12046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2046" calcext:value-type="float">
            <text:p>12046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2046" calcext:value-type="float">
            <text:p>12046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2046" calcext:value-type="float">
            <text:p>12046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2046" calcext:value-type="float">
            <text:p>12046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2046" calcext:value-type="float">
            <text:p>12046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2046" calcext:value-type="float">
            <text:p>12046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2046" calcext:value-type="float">
            <text:p>12046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2046" calcext:value-type="float">
            <text:p>12046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2046" calcext:value-type="float">
            <text:p>12046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2046" calcext:value-type="float">
            <text:p>12046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12046" calcext:value-type="float">
            <text:p>12046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12046" calcext:value-type="float">
            <text:p>12046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12046" calcext:value-type="float">
            <text:p>12046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12046" calcext:value-type="float">
            <text:p>12046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12046" calcext:value-type="float">
            <text:p>12046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12046" calcext:value-type="float">
            <text:p>12046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12046" calcext:value-type="float">
            <text:p>12046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12046" calcext:value-type="float">
            <text:p>12046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5:32:14.397733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7T16:52:43.628836865</dc:date>
    <meta:editing-cycles>61</meta:editing-cycles>
    <meta:editing-duration>P5DT14H11M51S</meta:editing-duration>
    <meta:generator>LibreOffice/6.0.3.2$Linux_X86_64 LibreOffice_project/00m0$Build-2</meta:generator>
    <meta:document-statistic meta:table-count="1" meta:cell-count="8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